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FileSystem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.WebDavFileSystem( final GenericFileName rootName , final HttpClient client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.closeCommunication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